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aeac" officeooo:paragraph-rsid="0000a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0:58:19.272864244</meta:creation-date>
    <dc:date>2024-08-21T21:30:17.101935069</dc:date>
    <meta:editing-duration>PT31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7.2$Linux_X86_64 LibreOffice_project/60$Build-2</meta:generator>
  </office:meta>
</office:document-meta>
</file>